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Activity.getOpera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signActivity.getExtensionAssign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Activity.Assign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Activity.getCop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